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20:35:01.375107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5-31T20:49:26.500814422</dc:date>
    <meta:editing-duration>P8DT4H56M4S</meta:editing-duration>
    <meta:editing-cycles>545</meta:editing-cycles>
    <meta:generator>LibreOffice/6.0.4.2$Linux_X86_64 LibreOffice_project/00m0$Build-2</meta:generator>
    <meta:document-statistic meta:table-count="1" meta:cell-count="4749" meta:object-count="0"/>
  </office:meta>
</office:document-meta>
</file>